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9b1" officeooo:paragraph-rsid="000bc9b1"/>
    </style:style>
    <style:style style:name="P2" style:family="paragraph" style:parent-style-name="Text_20_body">
      <style:text-properties officeooo:rsid="000cfedd" officeooo:paragraph-rsid="000cfedd"/>
    </style:style>
    <style:style style:name="P3" style:family="paragraph" style:parent-style-name="Text_20_body">
      <style:text-properties officeooo:rsid="000efc77" officeooo:paragraph-rsid="000efc77"/>
    </style:style>
    <style:style style:name="P4" style:family="paragraph" style:parent-style-name="Text_20_body">
      <style:text-properties officeooo:rsid="00110e09" officeooo:paragraph-rsid="00110e09"/>
    </style:style>
    <style:style style:name="P5" style:family="paragraph" style:parent-style-name="Text_20_body">
      <style:text-properties officeooo:rsid="00119c60" officeooo:paragraph-rsid="00119c60"/>
    </style:style>
    <style:style style:name="P6" style:family="paragraph" style:parent-style-name="Text_20_body">
      <style:paragraph-properties fo:text-align="start" style:justify-single-word="false"/>
      <style:text-properties officeooo:rsid="0013ae5e" officeooo:paragraph-rsid="0013ae5e"/>
    </style:style>
    <style:style style:name="P7" style:family="paragraph" style:parent-style-name="Text_20_body">
      <style:paragraph-properties fo:text-align="center" style:justify-single-word="false"/>
      <style:text-properties officeooo:rsid="0013ae5e" officeooo:paragraph-rsid="0013ae5e"/>
    </style:style>
    <style:style style:name="P8" style:family="paragraph" style:parent-style-name="Text_20_body">
      <style:text-properties officeooo:rsid="001501e9" officeooo:paragraph-rsid="001501e9"/>
    </style:style>
    <style:style style:name="P9" style:family="paragraph" style:parent-style-name="Text_20_body" style:list-style-name="L1">
      <style:text-properties officeooo:rsid="001501e9" officeooo:paragraph-rsid="001501e9"/>
    </style:style>
    <style:style style:name="P10" style:family="paragraph" style:parent-style-name="Text_20_body" style:list-style-name="L2">
      <style:text-properties officeooo:rsid="0015beb9" officeooo:paragraph-rsid="0015beb9"/>
    </style:style>
    <style:style style:name="P11" style:family="paragraph" style:parent-style-name="Text_20_body" style:list-style-name="L2">
      <style:paragraph-properties fo:text-align="start" style:justify-single-word="false"/>
      <style:text-properties officeooo:rsid="0015beb9" officeooo:paragraph-rsid="0015beb9"/>
    </style:style>
    <style:style style:name="P12" style:family="paragraph" style:parent-style-name="Text_20_body" style:list-style-name="L2">
      <style:paragraph-properties fo:text-align="start" style:justify-single-word="false"/>
      <style:text-properties officeooo:rsid="0015beb9" officeooo:paragraph-rsid="0016d3e5"/>
    </style:style>
    <style:style style:name="P13" style:family="paragraph" style:parent-style-name="Text_20_body">
      <style:paragraph-properties fo:text-align="start" style:justify-single-word="false"/>
      <style:text-properties officeooo:rsid="0015beb9" officeooo:paragraph-rsid="0015beb9"/>
    </style:style>
    <style:style style:name="P14" style:family="paragraph" style:parent-style-name="Text_20_body" style:list-style-name="L2">
      <style:paragraph-properties fo:text-align="start" style:justify-single-word="false"/>
      <style:text-properties officeooo:rsid="0016d3e5" officeooo:paragraph-rsid="0016d3e5"/>
    </style:style>
    <style:style style:name="P15" style:family="paragraph" style:parent-style-name="Text_20_body">
      <style:paragraph-properties fo:text-align="start" style:justify-single-word="false"/>
      <style:text-properties officeooo:rsid="0016d3e5" officeooo:paragraph-rsid="0016d3e5"/>
    </style:style>
    <style:style style:name="P16" style:family="paragraph" style:parent-style-name="Text_20_body">
      <style:text-properties officeooo:rsid="0018cb19" officeooo:paragraph-rsid="0018cb19"/>
    </style:style>
    <style:style style:name="P17" style:family="paragraph" style:parent-style-name="Text_20_body">
      <style:text-properties officeooo:paragraph-rsid="000bc9b1"/>
    </style:style>
    <style:style style:name="P18" style:family="paragraph" style:parent-style-name="Text_20_body">
      <style:text-properties officeooo:rsid="001c7dae" officeooo:paragraph-rsid="001c7dae"/>
    </style:style>
    <style:style style:name="P19" style:family="paragraph" style:parent-style-name="Text_20_body" style:list-style-name="L3">
      <style:text-properties officeooo:rsid="001c7dae" officeooo:paragraph-rsid="001c7dae"/>
    </style:style>
    <style:style style:name="P20" style:family="paragraph" style:parent-style-name="Heading_20_1">
      <style:text-properties officeooo:rsid="000bc9b1" officeooo:paragraph-rsid="000bc9b1"/>
    </style:style>
    <style:style style:name="P21" style:family="paragraph" style:parent-style-name="Heading_20_2">
      <style:text-properties officeooo:rsid="00110e09" officeooo:paragraph-rsid="00110e09"/>
    </style:style>
    <style:style style:name="P22" style:family="paragraph" style:parent-style-name="Heading_20_2">
      <style:text-properties officeooo:rsid="000bc9b1" officeooo:paragraph-rsid="000bc9b1"/>
    </style:style>
    <style:style style:name="P23" style:family="paragraph" style:parent-style-name="Heading_20_3">
      <style:text-properties officeooo:rsid="0013ae5e" officeooo:paragraph-rsid="0013ae5e"/>
    </style:style>
    <style:style style:name="P24" style:family="paragraph" style:parent-style-name="Heading_20_3">
      <style:text-properties officeooo:rsid="001501e9" officeooo:paragraph-rsid="001501e9"/>
    </style:style>
    <style:style style:name="P2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fc77"/>
    </style:style>
    <style:style style:name="T2" style:family="text">
      <style:text-properties officeooo:rsid="0010150b"/>
    </style:style>
    <style:style style:name="T3" style:family="text">
      <style:text-properties fo:font-style="italic" style:font-style-asian="italic" style:font-style-complex="italic"/>
    </style:style>
    <style:style style:name="T4" style:family="text">
      <style:text-properties fo:font-style="italic" officeooo:rsid="0016d3e5" style:font-style-asian="italic" style:font-style-complex="italic"/>
    </style:style>
    <style:style style:name="T5" style:family="text">
      <style:text-properties fo:font-style="italic" officeooo:rsid="001a5d6a" style:font-style-asian="italic" style:font-style-complex="italic"/>
    </style:style>
    <style:style style:name="T6" style:family="text">
      <style:text-properties officeooo:rsid="00119c60"/>
    </style:style>
    <style:style style:name="T7" style:family="text">
      <style:text-properties fo:font-style="normal" style:font-style-asian="normal" style:font-style-complex="normal"/>
    </style:style>
    <style:style style:name="T8" style:family="text">
      <style:text-properties fo:font-style="normal" officeooo:rsid="0016d3e5" style:font-style-asian="normal" style:font-style-complex="normal"/>
    </style:style>
    <style:style style:name="T9" style:family="text">
      <style:text-properties fo:font-style="normal" officeooo:rsid="001a5d6a" style:font-style-asian="normal" style:font-style-complex="normal"/>
    </style:style>
    <style:style style:name="T10" style:family="text">
      <style:text-properties officeooo:rsid="0018cb19"/>
    </style:style>
    <style:style style:name="T11" style:family="text">
      <style:text-properties officeooo:rsid="001f901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des complexas para redes sociais: introdução e aspectos críticos</text:p>
      <text:p text:style-name="P1"/>
      <text:h text:style-name="P20" text:outline-level="1">1. Introdução</text:h>
      <text:p text:style-name="P2">Os primeiros estudos explicitamente sobre redes sociais datam do século XIX, já a fundação da área de Análise de Redes sociais é geralmente atribuída ao psiquiatra Jacob Moreno na metade do século XX. <text:span text:style-name="T1">Com aumento da disponibilidade de dados relacionados a interações humanas, a pesquisa sobre estas redes tem creascido continuamente. As contribuições são agora encontradas em uma variedade de campos, de ciências sociais e humanidades a ciência da computação e física, dada a multidisciplinaridade do assunto. Uma das abordagens de uma perspectiva das ciências exatas é representar as redes de interação como redes complexas, pela qual algumas características das redes de interação humana foram reveladas. Por exemplo, a tolopolia das redes de interação humana apresentam um perfil livre de escala, o que aponta para a existência de um pequeno número de hubs altamente conectados e um grande número de participantes pouco conectados. A dinâmica de redes complexas que representam interação humana foi abordada, mas limitadamente dado que a pesquisa é normalmente focada em uma métrica ou tarefa, como acessibilidade ou detecção de comunidades.</text:span></text:p>
      <text:p text:style-name="P3">Há muitos artigos, livros, websites e software sobre redes complexas e sociais e sobre mineração de texto em mídias sociais. Há menos <text:span text:style-name="T2">esforços para caracterizar estas redes para além de traços gerais como o aspecto livre de escala ou para lidar com texto produzido por redes sociais a partir da base de redes complexas. A pesquisa sobre evolução de redes é usualmente restrita ao crescimento das redes, em que há um aumento monotônico no número de eventos. Tipos de redes tem sido discutidos com relação ao número de participantes, intermitência de suas atividades e longevidade da rede. A emergência de duas redes topologicamente diferentes é relatada com relação à frequência de interações: podem seguir uma lei de potência ou uma distribuição exponencial. Em redes de listas de e-mail, por exemplo, propriedades livres de escala são relatadas com \alpha = 1.8 (como em navegação web e empréstimos de biblioteca) e traços linguísticos diferentes relacionados a ligações fracas e fortes.</text:span></text:p>
      <text:h text:style-name="P21" text:outline-level="2">1.1 Redes complexas</text:h>
      <text:p text:style-name="P4">Embora não aceito universalmente, é lugar-comum definir uma rede complexa como sendo um “grafo com características topológicas não triviais”. Podemos adicionar a esta definição que uma rede complexas é um grafo grande (embora não haja consenso sobre o que é <text:span text:style-name="T3">grande </text:span>neste contexto) e que é uma representação em grafo de um sistema encontrado em observações naturais, reais ou empíricas. Outra forma de abordar a definição de “redes complexa” é defini-la como um sistema complexo modelado como rede. Esta segunda definição é útil mas ainda mais problemática dado que não há consenso sobre o que um <text:span text:style-name="T3">sistema complexo </text:span>é. Mesmo assim, é <text:span text:style-name="T6">vantajoso manter em mente que os autores frequentemente definem um sistema complexo como um sistema composto de </text:span><text:soft-page-break/><text:span text:style-name="T6">várias partes em que “o todo é mais que a soma de suas partes”. Os pesquisadores seguidamente consideram que sistemas complexos possuem capacidades de “processar informação”, adaptação e reprodução.</text:span></text:p>
      <text:p text:style-name="P5">Um grafo é uma estrutura que consiste de um conjunto de objetos (chamados vértices) e um conjunto de relações binárias ou duais entre estes objetos (chamdadas arestas). Um grafo pode ser sem peso e não direcionado (este é o caso mais simples), com peso e não direcionado, sem peso e direcionado ou com peso e direcionado. As representações mais usuais de grafos (e redes) são através de matriz, lista ou representação vértice-aresta. Na representação por matriz, cada elemento a_{ij} é diferente de zero se i é ligado a j; elementos diferentes de 0 e 1 podem ocorrer em um grafo com peso; grafos não direcionados resultam em matrizes simétricas. Há duas representações usuais em lista, uma lista cada par de vértices conectados, outra apresenta uma lista para cada vértice em que consta todos os vértices conectados a ele (uma lista de listas). Na representação vértice-aresta, cada vértice é representado como um ponto e cada aresta é representada como uma linha entre os vértices correspondentes. A representação em matriz é essencial para raciocínios algébricos e para obtenção de métricas enquanto a representação vértice-aresta é importante para ilustração e para orientar intuitivamente a caracterização dos sistemas.</text:p>
      <text:h text:style-name="P23" text:outline-level="3">1.1.1 Uma boa justificativa para o uso da teoria das redes complexas</text:h>
      <text:p text:style-name="P6">Uma referência usual de grandeza é o número de átomos do universo (<draw:g text:anchor-type="as-char" svg:y="-0.36cm" draw:z-index="0" draw:style-name="gr1"><svg:title>TexMaths</svg:title><svg:desc>12§inline§\approx 10^{80}§svg§600§FALSE§</svg:desc><draw:polygon draw:style-name="gr2" draw:text-style-name="P25" svg:width="1.198cm" svg:height="0.342cm" svg:x="0cm" svg:y="0.006cm" svg:viewBox="0 0 1199 343" draw:points="600,343 0,343 0,0 1199,0 1199,343"><text:p/></draw:polygon><draw:path draw:style-name="gr3" draw:text-style-name="P26" svg:width="0.281cm" svg:height="0.18cm" svg:x="0.023cm" svg:y="0.145cm" svg:viewBox="0 0 282 181" svg:d="M282 13c0-8-3-13-6-13-1 0-5 2-5 12-2 29-32 47-60 47-24 0-45-13-67-29-23-14-46-30-73-30-40 0-71 30-71 70 0 8 4 12 6 12 4 0 6-8 6-10 2-36 37-48 59-48 24 0 45 13 67 28 23 15 47 31 73 31 40 0 71-30 71-70zM282 113c0-13-5-13-6-13s-5 2-5 10c-2 30-32 47-60 47-24 0-45-13-67-27-23-16-46-32-73-32-40 0-71 32-71 70 0 10 4 13 6 13 4 0 6-8 6-9 2-36 37-50 59-50 24 0 45 14 67 29 23 15 47 30 73 30 41 0 71-31 71-68z"><text:p/></draw:path><draw:path draw:style-name="gr4" draw:text-style-name="P26" svg:width="0.139cm" svg:height="0.281cm" svg:x="0.481cm" svg:y="0.067cm" svg:viewBox="0 0 140 282" svg:d="M88 11c0-10 0-11-10-11-26 28-65 28-78 28v13c8 0 34 0 55-12v219c0 16-1 21-39 21h-14v13c16-1 52-1 70-1 17 0 54 0 68 1v-13h-13c-38 0-39-5-39-21z"><text:p/></draw:path><draw:path draw:style-name="gr5" draw:text-style-name="P26" svg:width="0.178cm" svg:height="0.291cm" svg:x="0.67cm" svg:y="0.067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6" draw:text-style-name="P26" svg:width="0.136cm" svg:height="0.202cm" svg:x="0.879cm" svg:y="0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26 0-50-17-50-42 0-21 17-38 37-48z"><text:p/></draw:path><draw:path draw:style-name="gr7" draw:text-style-name="P26" svg:width="0.137cm" svg:height="0.202cm" svg:x="1.046cm" svg:y="0cm" svg:viewBox="0 0 138 203" svg:d="M138 102c0-32-4-55-18-77-8-13-28-25-50-25-70 0-70 82-70 102 0 22 0 101 70 101 68 0 68-79 68-101zM70 194c-15 0-33-7-39-32-3-17-3-42-3-64 0-21 0-44 3-60 7-24 25-30 39-30 15 0 31 10 36 27 4 17 6 38 6 63 0 22 0 45-5 63-6 27-25 33-37 33z"><text:p/></draw:path></draw:g>). Achemos o número de vértices necessários para que tenhamos tal número de redes possíveis. Consideremos o caso mais simples de redes sem peso e não dirigidas. Cada aresta pode existir ou não e com <text:span text:style-name="T3">n </text:span><text:span text:style-name="T7">vértices há no máximo </text:span><text:span text:style-name="T7"><draw:g text:anchor-type="as-char" svg:y="-0.358cm" draw:z-index="1" draw:style-name="gr1"><svg:title>TexMaths</svg:title><svg:desc>12§inline§{n \choose 2}§svg§600§FALSE§</svg:desc><draw:polygon draw:style-name="gr8" draw:text-style-name="P25" svg:width="0.594cm" svg:height="0.505cm" svg:x="0cm" svg:y="0cm" svg:viewBox="0 0 595 506" draw:points="297,506 0,506 0,0 595,0 595,506"><text:p/></draw:polygon><draw:path draw:style-name="gr9" draw:text-style-name="P26" svg:width="0.111cm" svg:height="0.506cm" svg:x="0.064cm" svg:y="0cm" svg:viewBox="0 0 112 507" svg:d="M112 503c0-2-2-2-3-3-19-22-48-56-66-125-9-39-13-82-13-122 0-110 26-188 78-243 4-4 4-5 4-5 0-5-4-5-6-5-6 0-29 25-35 31-43 52-71 128-71 222 0 60 11 146 66 217 5 6 32 37 40 37 2 0 6 0 6-4z"><text:p/></draw:path><draw:path draw:style-name="gr10" draw:text-style-name="P26" svg:width="0.18cm" svg:height="0.133cm" svg:x="0.207cm" svg:y="0.042cm" svg:viewBox="0 0 181 134" svg:d="M23 113c-1 3-4 11-4 12 0 6 6 9 11 9s10-3 11-7c1-2 3-12 6-18 1-6 5-19 6-26 2-7 3-13 5-21 3-12 4-14 13-26 8-12 21-28 44-28 17 0 17 16 17 21 0 18-12 51-17 63-3 9-5 11-5 17 0 16 14 25 29 25 29 0 42-40 42-45 0-4-4-4-5-4-3 0-3 1-5 5-7 24-20 36-32 36-6 0-7-4-7-11 0-6 1-11 7-24 4-8 16-41 16-57 0-29-23-34-39-34-25 0-42 16-50 28-2-22-19-28-32-28-12 0-20 10-23 16-7 12-11 28-11 30 0 3 4 3 5 3 5 0 5-1 7-8 4-18 10-33 22-33 7 0 9 6 9 15 0 6-2 17-5 25-2 7-4 20-7 26z"><text:p/></draw:path><draw:path draw:style-name="gr11" draw:text-style-name="P26" svg:width="0.131cm" svg:height="0.196cm" svg:x="0.231cm" svg:y="0.309cm" svg:viewBox="0 0 132 197" svg:d="M132 143h-11c0 7-3 24-7 28-2 1-25 1-30 1h-54c31-28 41-36 59-50 23-18 43-36 43-64 0-36-32-58-70-58-37 0-62 26-62 53 0 15 13 17 16 17 7 0 15-5 15-16 0-5-1-16-17-16 9-21 29-27 44-27 30 0 45 23 45 47 0 26-19 46-29 57l-72 71c-2 3-2 3-2 11h122z"><text:p/></draw:path><draw:path draw:style-name="gr12" draw:text-style-name="P26" svg:width="0.111cm" svg:height="0.506cm" svg:x="0.42cm" svg:y="0cm" svg:viewBox="0 0 112 507" svg:d="M112 253c0-60-11-144-68-216-3-5-31-37-39-37-3 0-5 1-5 5 0 1 1 2 2 3 21 22 48 57 66 124 10 39 14 82 14 121 0 44-4 87-15 128-17 59-42 93-63 116-4 4-4 5-4 6 0 4 2 4 5 4 7 0 30-25 35-31 44-52 72-128 72-223z"><text:p/></draw:path></draw:g></text:span><text:span text:style-name="T7"> arestas. Portanto:</text:span></text:p>
      <text:p text:style-name="P7"><text:span text:style-name="T7"><draw:g text:anchor-type="as-char" svg:y="-0.773cm" draw:z-index="2" draw:style-name="gr1"><svg:title>TexMaths</svg:title><svg:desc>12§latex§\begin{align}
2^{n \choose 2} &gt; 10^{80} \Rightarrow 
log_2[2^{n \choose 2}] &gt; log_2(10^{80}) \Rightarrow
{n \choose 2} &gt; \frac{log_{10}(10^{80})}{log_{10}2} \Rightarrow \nonumber\\
\Rightarrow \frac{n.(n-1)}{2} &gt; \frac{80}{log_{10}2} \Rightarrow
N &gt; 23.5988 \;\;\;\;\;\;\;\;\;\;\;\;\;\;\;\;\;\;\;\;\;
\end{align}
§svg§600§FALSE§</svg:desc><draw:polygon draw:style-name="gr13" draw:text-style-name="P25" svg:width="13.067cm" svg:height="2.171cm" svg:x="0cm" svg:y="0.005cm" svg:viewBox="0 0 13068 2172" draw:points="6534,2172 0,2172 0,0 13068,0 13068,2172"><text:p/></draw:polygon><draw:path draw:style-name="gr14" draw:text-style-name="P26" svg:width="0.168cm" svg:height="0.281cm" svg:x="0.022cm" svg:y="0.353cm" svg:viewBox="0 0 169 282" svg:d="M32 250l46-43c66-59 91-82 91-125 0-48-38-82-90-82-48 0-79 38-79 77 0 24 22 24 23 24 7 0 21-6 21-23 0-11-7-22-22-22-3 0-4 0-5 0 9-27 32-43 57-43 39 0 57 35 57 69s-22 68-45 93l-81 92c-5 4-5 6-5 15h157l12-73h-11c-1 12-4 31-8 37-4 4-31 4-41 4z"><text:p/></draw:path><draw:path draw:style-name="gr15" draw:text-style-name="P26" svg:width="0.099cm" svg:height="0.422cm" svg:x="0.252cm" svg:y="0.167cm" svg:viewBox="0 0 100 423" svg:d="M100 419c0-1 0-2-9-10-53-52-66-133-66-198 0-73 16-146 69-199 6-6 6-6 6-7 0-4-3-5-5-5-5 0-43 29-69 83-21 47-26 94-26 128s5 84 28 132c26 53 62 80 67 80 2 0 5-2 5-4z"><text:p/></draw:path><draw:path draw:style-name="gr16" draw:text-style-name="P26" svg:width="0.148cm" svg:height="0.096cm" svg:x="0.394cm" svg:y="0.219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text:p/></draw:path><draw:path draw:style-name="gr17" draw:text-style-name="P26" svg:width="0.106cm" svg:height="0.141cm" svg:x="0.414cm" svg:y="0.413cm" svg:viewBox="0 0 107 142" svg:d="M107 101h-10c0 3-2 17-6 19-2 1-19 1-23 1h-42c15-11 30-23 44-31 19-13 37-25 37-48 0-26-27-42-57-42-28 0-50 17-50 37 0 11 10 13 12 13 6 0 13-3 13-12 0-8-6-12-12-13 6-9 18-15 33-15 20 0 38 12 38 32 0 18-13 32-29 46l-53 44c-2 1-2 1-2 4v6h100z"><text:p/></draw:path><draw:path draw:style-name="gr18" draw:text-style-name="P26" svg:width="0.099cm" svg:height="0.422cm" svg:x="0.584cm" svg:y="0.167cm" svg:viewBox="0 0 100 423" svg:d="M100 211c0-32-5-84-29-132-25-51-63-79-66-79-4 0-5 1-5 5 0 1 0 1 8 9 42 42 66 110 66 197 0 74-15 148-68 201-6 5-6 6-6 7 0 2 1 4 5 4 3 0 42-29 67-82 22-47 28-94 28-130z"><text:p/></draw:path><draw:path draw:style-name="gr19" draw:text-style-name="P26" svg:width="0.258cm" svg:height="0.245cm" svg:x="0.898cm" svg:y="0.406cm" svg:viewBox="0 0 259 246" svg:d="M251 132c5-2 8-4 8-10 0-4-3-7-8-8l-235-112c-5-2-6-2-8-2-4 0-8 4-8 8s2 6 8 10l222 104-222 106c-6 3-8 6-8 10 0 5 4 8 8 8 2 0 3 0 8-3z"><text:p/></draw:path><draw:path draw:style-name="gr20" draw:text-style-name="P26" svg:width="0.139cm" svg:height="0.281cm" svg:x="1.344cm" svg:y="0.353cm" svg:viewBox="0 0 140 282" svg:d="M88 11c0-10 0-11-10-11-26 28-65 28-78 28v13c8 0 34 0 55-12v220c0 15-1 20-39 20h-14v13c16-1 52-1 70-1 17 0 54 0 68 1v-13h-13c-38 0-39-5-39-20z"><text:p/></draw:path><draw:path draw:style-name="gr21" draw:text-style-name="P26" svg:width="0.178cm" svg:height="0.291cm" svg:x="1.532cm" svg:y="0.353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22" draw:text-style-name="P26" svg:width="0.136cm" svg:height="0.202cm" svg:x="1.742cm" svg:y="0.265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23" draw:text-style-name="P26" svg:width="0.137cm" svg:height="0.202cm" svg:x="1.909cm" svg:y="0.265cm" svg:viewBox="0 0 138 203" svg:d="M138 102c0-32-4-55-17-77-9-13-29-25-51-25-70 0-70 82-70 102 0 22 0 101 70 101 68 0 68-79 68-101zM70 195c-15 0-33-8-39-33-3-17-3-42-3-64 0-21 0-44 3-60 7-24 25-30 39-30 15 0 31 10 36 27 4 17 6 38 6 63 0 22 0 45-5 63-6 28-25 34-37 34z"><text:p/></draw:path><draw:path draw:style-name="gr24" draw:text-style-name="P26" svg:width="0.375cm" svg:height="0.232cm" svg:x="2.224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25" draw:text-style-name="P26" svg:width="0.09cm" svg:height="0.298cm" svg:x="2.756cm" svg:y="0.34cm" svg:viewBox="0 0 91 299" svg:d="M91 5c0 0 0-5-5-5-10 0-42 4-52 5-4 0-9 0-9 8 0 5 5 5 11 5 20 0 22 4 22 7l-2 9-54 211c-1 5-2 8-2 14 0 24 19 40 38 40 15 0 26-8 33-24 8-16 13-41 13-42 0-4-4-4-5-4-5 0-5 2-6 8-7 27-15 52-33 52-12 0-12-13-12-19 0-11 0-12 2-20z"><text:p/></draw:path><draw:path draw:style-name="gr26" draw:text-style-name="P26" svg:width="0.18cm" svg:height="0.191cm" svg:x="2.888cm" svg:y="0.448cm" svg:viewBox="0 0 181 192" svg:d="M181 72c0-44-29-72-67-72-58 0-114 60-114 120 0 42 29 72 68 72 57 0 113-59 113-120zM68 183c-18 0-37-14-37-46 0-21 11-67 25-89 21-32 46-38 57-38 25 0 38 20 38 45 0 17-8 61-25 89-14 24-38 39-58 39z"><text:p/></draw:path><draw:path draw:style-name="gr27" draw:text-style-name="P26" svg:width="0.193cm" svg:height="0.273cm" svg:x="3.082cm" svg:y="0.448cm" svg:viewBox="0 0 194 274" svg:d="M193 28c1-3 1-5 1-8 0-7-4-12-12-12-3 0-15 4-16 18-9-15-23-26-40-26-49 0-101 59-101 120 0 42 25 67 57 67 24 0 44-20 49-24-9 38-15 56-15 57-1 3-15 45-61 45-7 0-21-1-33-4 13-4 18-15 18-22s-5-16-17-16c-10 0-23 9-23 26 0 16 16 25 56 25 53 0 84-33 90-58zM138 133c-2 11-12 22-22 30-8 8-21 15-33 15-22 0-28-22-28-39 0-20 12-71 23-92 12-21 30-37 48-37 28 0 34 33 34 36 0 2 0 4-2 6z"><text:p/></draw:path><draw:path draw:style-name="gr28" draw:text-style-name="P26" svg:width="0.131cm" svg:height="0.196cm" svg:x="3.294cm" svg:y="0.502cm" svg:viewBox="0 0 132 197" svg:d="M132 143h-11c0 7-3 24-7 28-2 1-25 1-30 1h-54c31-28 41-36 59-50 23-18 43-36 43-64 0-36-32-58-70-58-37 0-62 26-62 53 0 15 13 17 16 17 7 0 15-5 15-16 0-5-1-16-17-16 9-21 29-27 44-27 30 0 45 23 45 47 0 26-19 46-29 57l-72 71c-2 3-2 3-2 11h122z"><text:p/></draw:path><draw:polygon draw:style-name="gr29" draw:text-style-name="P26" svg:width="0.058cm" svg:height="0.422cm" svg:x="3.515cm" svg:y="0.319cm" svg:viewBox="0 0 59 423" draw:points="59,423 59,406 17,406 17,17 59,17 59,0 0,0 0,423"><text:p/></draw:polygon><draw:path draw:style-name="gr30" draw:text-style-name="P26" svg:width="0.168cm" svg:height="0.281cm" svg:x="3.602cm" svg:y="0.353cm" svg:viewBox="0 0 169 282" svg:d="M32 250l46-43c66-59 91-82 91-125 0-48-38-82-90-82-48 0-79 38-79 77 0 24 22 24 23 24 7 0 21-6 21-23 0-11-7-22-22-22-3 0-4 0-5 0 9-27 32-43 57-43 39 0 57 35 57 69s-22 68-45 93l-81 92c-5 4-5 6-5 15h157l12-73h-11c-1 12-4 31-8 37-4 4-31 4-41 4z"><text:p/></draw:path><draw:path draw:style-name="gr31" draw:text-style-name="P26" svg:width="0.099cm" svg:height="0.422cm" svg:x="3.834cm" svg:y="0.167cm" svg:viewBox="0 0 100 423" svg:d="M100 419c0-1 0-2-9-10-53-52-66-133-66-198 0-73 16-146 69-199 6-6 6-6 6-7 0-4-3-5-5-5-5 0-43 29-69 83-21 47-26 94-26 128s5 84 28 132c26 53 62 80 67 80 2 0 5-2 5-4z"><text:p/></draw:path><draw:path draw:style-name="gr32" draw:text-style-name="P26" svg:width="0.148cm" svg:height="0.096cm" svg:x="3.975cm" svg:y="0.219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text:p/></draw:path><draw:path draw:style-name="gr33" draw:text-style-name="P26" svg:width="0.106cm" svg:height="0.141cm" svg:x="3.996cm" svg:y="0.413cm" svg:viewBox="0 0 107 142" svg:d="M107 101h-10c0 3-2 17-6 19-2 1-19 1-23 1h-42c15-11 30-23 44-31 19-13 37-25 37-48 0-26-27-42-57-42-28 0-50 17-50 37 0 11 10 13 12 13 6 0 13-3 13-12 0-8-6-12-12-13 6-9 18-15 33-15 20 0 38 12 38 32 0 18-13 32-29 46l-53 44c-2 1-2 1-2 4v6h100z"><text:p/></draw:path><draw:path draw:style-name="gr34" draw:text-style-name="P26" svg:width="0.099cm" svg:height="0.422cm" svg:x="4.165cm" svg:y="0.167cm" svg:viewBox="0 0 100 423" svg:d="M100 211c0-32-5-84-29-132-25-51-63-79-66-79-4 0-5 1-5 5 0 1 0 1 8 9 42 42 66 110 66 197 0 74-15 148-68 201-6 5-6 6-6 7 0 2 1 4 5 4 3 0 42-29 67-82 22-47 28-94 28-130z"><text:p/></draw:path><draw:polygon draw:style-name="gr35" draw:text-style-name="P26" svg:width="0.058cm" svg:height="0.422cm" svg:x="4.336cm" svg:y="0.319cm" svg:viewBox="0 0 59 423" draw:points="59,0 0,0 0,17 42,17 42,406 0,406 0,423 59,423"><text:p/></draw:polygon><draw:path draw:style-name="gr36" draw:text-style-name="P26" svg:width="0.258cm" svg:height="0.245cm" svg:x="4.596cm" svg:y="0.406cm" svg:viewBox="0 0 259 246" svg:d="M251 132c5-2 8-4 8-10 0-4-3-7-8-8l-235-112c-5-2-6-2-8-2-4 0-8 4-8 8s2 6 8 10l222 104-222 106c-6 3-8 6-8 10 0 5 4 8 8 8 2 0 3 0 8-3z"><text:p/></draw:path><draw:path draw:style-name="gr37" draw:text-style-name="P26" svg:width="0.09cm" svg:height="0.298cm" svg:x="5.023cm" svg:y="0.34cm" svg:viewBox="0 0 91 299" svg:d="M91 5c0 0 0-5-5-5-10 0-42 4-52 5-4 0-9 0-9 8 0 5 5 5 11 5 20 0 22 4 22 7l-2 9-54 211c-1 5-2 8-2 14 0 24 19 40 38 40 15 0 26-8 33-24 8-16 13-41 13-42 0-4-4-4-5-4-5 0-5 2-6 8-7 27-15 52-33 52-12 0-12-13-12-19 0-11 0-12 2-20z"><text:p/></draw:path><draw:path draw:style-name="gr38" draw:text-style-name="P26" svg:width="0.18cm" svg:height="0.191cm" svg:x="5.155cm" svg:y="0.448cm" svg:viewBox="0 0 181 192" svg:d="M181 72c0-44-29-72-67-72-58 0-114 60-114 120 0 42 29 72 68 72 57 0 113-59 113-120zM68 183c-18 0-37-14-37-46 0-21 11-67 25-89 21-32 46-38 57-38 25 0 38 20 38 45 0 17-8 61-25 89-14 24-38 39-58 39z"><text:p/></draw:path><draw:path draw:style-name="gr39" draw:text-style-name="P26" svg:width="0.193cm" svg:height="0.273cm" svg:x="5.349cm" svg:y="0.448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40" draw:text-style-name="P26" svg:width="0.131cm" svg:height="0.196cm" svg:x="5.561cm" svg:y="0.502cm" svg:viewBox="0 0 132 197" svg:d="M132 143h-11c0 7-3 24-7 28-2 1-25 1-30 1h-54c31-28 41-36 59-50 23-18 43-36 43-64 0-36-32-58-70-58-37 0-62 26-62 53 0 15 13 17 16 17 7 0 15-5 15-16 0-5-1-16-17-16 9-21 29-27 44-27 30 0 45 23 45 47 0 26-19 46-29 57l-72 71c-2 3-2 3-2 11h122z"><text:p/></draw:path><draw:path draw:style-name="gr41" draw:text-style-name="P26" svg:width="0.099cm" svg:height="0.422cm" svg:x="5.773cm" svg:y="0.319cm" svg:viewBox="0 0 100 423" svg:d="M100 419c0-1 0-2-9-10-53-52-66-133-66-198 0-73 16-146 69-199 6-6 6-6 6-7 0-4-3-5-5-5-5 0-43 29-69 83-21 47-26 94-26 128s5 84 28 132c26 53 62 80 67 80 2 0 5-2 5-4z"><text:p/></draw:path><draw:path draw:style-name="gr42" draw:text-style-name="P26" svg:width="0.139cm" svg:height="0.281cm" svg:x="5.933cm" svg:y="0.353cm" svg:viewBox="0 0 140 282" svg:d="M88 11c0-10 0-11-10-11-26 28-65 28-78 28v13c8 0 34 0 55-12v220c0 15-1 20-39 20h-14v13c16-1 52-1 70-1 17 0 54 0 68 1v-13h-13c-38 0-39-5-39-20z"><text:p/></draw:path><draw:path draw:style-name="gr43" draw:text-style-name="P26" svg:width="0.178cm" svg:height="0.291cm" svg:x="6.121cm" svg:y="0.353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44" draw:text-style-name="P26" svg:width="0.136cm" svg:height="0.202cm" svg:x="6.331cm" svg:y="0.265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45" draw:text-style-name="P26" svg:width="0.137cm" svg:height="0.202cm" svg:x="6.498cm" svg:y="0.265cm" svg:viewBox="0 0 138 203" svg:d="M138 102c0-32-4-55-18-77-8-13-28-25-50-25-70 0-70 82-70 102 0 22 0 101 70 101 68 0 68-79 68-101zM70 195c-15 0-33-8-39-33-3-17-3-42-3-64 0-21 0-44 3-60 6-24 25-30 39-30 15 0 31 10 36 27 4 17 6 38 6 63 0 22 0 45-5 63-6 28-27 34-37 34z"><text:p/></draw:path><draw:path draw:style-name="gr46" draw:text-style-name="P26" svg:width="0.099cm" svg:height="0.422cm" svg:x="6.696cm" svg:y="0.319cm" svg:viewBox="0 0 100 423" svg:d="M100 211c0-32-5-84-29-132-25-51-63-79-66-79-4 0-5 1-5 5 0 1 0 1 8 9 42 42 66 110 66 197 0 74-15 148-68 201-6 5-6 6-6 7 0 2 1 4 5 4 3 0 42-29 67-82 22-47 28-94 28-130z"><text:p/></draw:path><draw:path draw:style-name="gr47" draw:text-style-name="P26" svg:width="0.375cm" svg:height="0.232cm" svg:x="6.976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48" draw:text-style-name="P26" svg:width="0.208cm" svg:height="1.012cm" svg:x="7.578cm" svg:y="0.023cm" svg:viewBox="0 0 209 1013" svg:d="M209 1010c0-3-1-3-1-5-17-16-45-43-74-89-68-109-99-246-99-409 0-113 15-261 85-386 34-60 68-95 88-114 1-1 1-1 1-2 0-5-4-5-9-5-6 0-7 0-13 6-143 130-187 323-187 501 0 165 38 334 146 460 9 9 24 26 42 42 5 4 6 4 12 4 5 0 9 0 9-3z"><text:p/></draw:path><draw:path draw:style-name="gr49" draw:text-style-name="P26" svg:width="0.228cm" svg:height="0.191cm" svg:x="7.813cm" svg:y="0.162cm" svg:viewBox="0 0 229 192" svg:d="M25 162c-1 7-3 17-3 19 0 8 6 11 12 11 4 0 13-3 15-12 0 0 6-20 9-31l8-39c4-8 6-18 7-27 3-7 6-21 6-22 6-13 29-51 70-51 19 0 23 15 23 30 0 25-22 80-28 98-4 10-5 14-5 19 0 21 16 35 35 35 40 0 55-61 55-65 0-5-3-5-5-5-3 0-3 2-6 9-8 29-22 52-43 52-7 0-11-4-11-14s5-21 9-30c8-23 25-69 25-93 0-29-18-46-48-46-38 0-59 28-66 37-2-24-20-37-40-37-19 0-27 17-31 24-7 14-13 40-13 41 0 5 5 5 5 5 5 0 5 0 7-10 7-30 16-50 31-50 9 0 13 4 13 19 0 8-1 13-7 36z"><text:p/></draw:path><draw:path draw:style-name="gr50" draw:text-style-name="P26" svg:width="0.168cm" svg:height="0.281cm" svg:x="7.843cm" svg:y="0.643cm" svg:viewBox="0 0 169 282" svg:d="M32 250l46-43c66-59 91-82 91-125 0-48-38-82-90-82-48 0-79 38-79 77 0 24 22 24 23 24 7 0 21-6 21-23 0-11-7-22-22-22-3 0-4 0-5 0 9-27 32-43 57-43 39 0 57 35 57 69s-22 68-45 93l-81 92c-5 4-5 6-5 15h157l12-73h-11c-1 12-4 31-8 37-4 4-31 4-41 4z"><text:p/></draw:path><draw:path draw:style-name="gr51" draw:text-style-name="P26" svg:width="0.208cm" svg:height="1.012cm" svg:x="8.069cm" svg:y="0.023cm" svg:viewBox="0 0 209 1013" svg:d="M209 507c0-166-39-333-147-460-8-10-24-27-42-42-4-5-6-5-12-5-4 0-8 0-8 5 0 1 1 2 2 3 16 16 44 44 72 89 69 110 100 246 100 410 0 114-16 260-85 386-34 59-70 95-88 112 0 2-1 4-1 5 0 3 4 3 8 3 6 0 8 0 14-6 142-128 187-323 187-500z"><text:p/></draw:path><draw:path draw:style-name="gr52" draw:text-style-name="P26" svg:width="0.258cm" svg:height="0.245cm" svg:x="8.517cm" svg:y="0.406cm" svg:viewBox="0 0 259 246" svg:d="M251 132c5-2 8-4 8-10 0-4-3-7-8-8l-235-112c-5-2-6-2-8-2-4 0-8 4-8 8s2 6 8 10l222 104-222 106c-6 3-8 6-8 10 0 5 4 8 8 8 2 0 3 0 8-3z"><text:p/></draw:path><draw:path draw:style-name="gr53" draw:text-style-name="P26" svg:width="0.09cm" svg:height="0.298cm" svg:x="8.994cm" svg:y="0.056cm" svg:viewBox="0 0 91 299" svg:d="M91 5c0 0 0-5-5-5-10 0-42 4-52 5-4 0-9 0-9 8 0 5 5 5 11 5 20 0 22 4 22 7l-2 9-54 211c-1 5-2 8-2 14 0 24 19 40 38 40 15 0 26-8 33-24 8-16 13-41 13-42 0-4-4-4-5-4-5 0-5 2-6 8-8 27-15 52-33 52-12 0-12-13-12-19 0-11 0-12 2-20z"><text:p/></draw:path><draw:path draw:style-name="gr54" draw:text-style-name="P26" svg:width="0.18cm" svg:height="0.191cm" svg:x="9.127cm" svg:y="0.162cm" svg:viewBox="0 0 181 192" svg:d="M181 72c0-44-29-72-67-72-58 0-114 60-114 120 0 42 29 72 68 72 57 0 113-59 113-120zM68 183c-18 0-37-14-37-46 0-21 11-67 25-89 21-32 46-38 57-38 25 0 38 20 38 45 0 17-8 61-25 89-14 24-38 39-58 39z"><text:p/></draw:path><draw:path draw:style-name="gr55" draw:text-style-name="P26" svg:width="0.193cm" svg:height="0.273cm" svg:x="9.319cm" svg:y="0.162cm" svg:viewBox="0 0 194 274" svg:d="M193 28c1-3 1-5 1-8 0-7-4-12-12-12-3 0-15 4-16 18-9-15-23-26-40-26-49 0-101 59-101 120 0 42 25 67 57 67 24 0 44-20 49-24-9 38-15 56-15 57-1 3-15 45-61 45-7 0-21-1-33-4 13-4 18-15 18-22s-5-16-17-16c-10 0-23 9-23 26 0 16 16 25 56 25 53 0 84-33 90-58zM138 133c-2 11-12 22-22 30-8 8-21 15-33 15-22 0-28-22-28-39 0-20 12-71 23-92 12-21 30-37 48-37 28 0 34 33 34 36 0 2 0 4-2 6z"><text:p/></draw:path><draw:path draw:style-name="gr56" draw:text-style-name="P26" svg:width="0.108cm" svg:height="0.196cm" svg:x="9.546cm" svg:y="0.217cm" svg:viewBox="0 0 109 197" svg:d="M67 8c0-8 0-8-8-8-19 19-47 19-59 19v11c7 0 26 0 43-8v151c0 10 0 13-30 13h-11v11c5 0 42-1 53-1 10 0 47 1 54 1v-11h-12c-30 0-30-3-30-13z"><text:p/></draw:path><draw:path draw:style-name="gr57" draw:text-style-name="P26" svg:width="0.137cm" svg:height="0.202cm" svg:x="9.696cm" svg:y="0.217cm" svg:viewBox="0 0 138 203" svg:d="M138 102c0-32-4-55-17-77-9-13-29-25-51-25-70 0-70 82-70 102 0 22 0 101 70 101 68 0 68-79 68-101zM70 195c-15 0-33-8-39-33-3-17-3-42-3-64 0-21 0-44 3-60 7-24 25-30 39-30 15 0 31 10 36 27 4 17 6 38 6 63 0 22 0 45-5 63-6 28-25 34-37 34z"><text:p/></draw:path><draw:path draw:style-name="gr58" draw:text-style-name="P26" svg:width="0.099cm" svg:height="0.422cm" svg:x="9.913cm" svg:y="0.033cm" svg:viewBox="0 0 100 423" svg:d="M100 419c0-1 0-2-9-10-53-52-66-133-66-198 0-73 16-146 69-199 6-6 6-6 6-7 0-4-3-5-5-5-5 0-43 29-69 83-21 47-26 94-26 128s5 84 28 132c26 53 62 80 67 80 2 0 5-2 5-4z"><text:p/></draw:path><draw:path draw:style-name="gr59" draw:text-style-name="P26" svg:width="0.139cm" svg:height="0.281cm" svg:x="10.072cm" svg:y="0.068cm" svg:viewBox="0 0 140 282" svg:d="M88 11c0-10 0-11-10-11-26 28-65 28-78 28v13c8 0 34 0 55-12v220c0 15-1 20-39 20h-14v13c16-1 52-1 70-1 17 0 54 0 68 1v-13h-13c-38 0-39-5-39-20z"><text:p/></draw:path><draw:path draw:style-name="gr60" draw:text-style-name="P26" svg:width="0.178cm" svg:height="0.291cm" svg:x="10.261cm" svg:y="0.068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61" draw:text-style-name="P26" svg:width="0.136cm" svg:height="0.202cm" svg:x="10.47cm" svg:y="0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62" draw:text-style-name="P26" svg:width="0.137cm" svg:height="0.202cm" svg:x="10.638cm" svg:y="0cm" svg:viewBox="0 0 138 203" svg:d="M138 102c0-32-4-55-17-77-9-13-29-25-51-25-70 0-70 82-70 102 0 22 0 101 70 101 68 0 68-79 68-101zM70 195c-15 0-33-8-39-33-3-17-3-42-3-64 0-21 0-44 3-60 7-24 25-30 39-30 15 0 31 10 36 27 4 17 6 38 6 63 0 22 0 45-5 63-6 28-25 34-37 34z"><text:p/></draw:path><draw:path draw:style-name="gr63" draw:text-style-name="P26" svg:width="0.099cm" svg:height="0.422cm" svg:x="10.836cm" svg:y="0.033cm" svg:viewBox="0 0 100 423" svg:d="M100 211c0-32-5-84-29-132-25-51-63-79-66-79-4 0-5 1-5 5 0 1 0 1 8 9 42 42 66 110 66 197 0 74-15 148-68 201-6 5-6 6-6 7 0 2 1 4 5 4 3 0 42-29 67-82 22-47 28-94 28-130z"><text:p/></draw:path><draw:polygon draw:style-name="gr64" draw:text-style-name="P26" svg:width="2.004cm" svg:height="0.017cm" svg:x="8.976cm" svg:y="0.519cm" svg:viewBox="0 0 2005 18" draw:points="1003,18 0,18 0,0 2005,0 2005,18"><text:p/></draw:polygon><draw:path draw:style-name="gr65" draw:text-style-name="P26" svg:width="0.09cm" svg:height="0.298cm" svg:x="9.443cm" svg:y="0.631cm" svg:viewBox="0 0 91 299" svg:d="M91 5c0 0 0-5-5-5-10 0-42 4-52 5-4 0-9 0-9 8 0 5 5 5 11 5 20 0 22 4 22 7l-2 9-54 211c-1 5-2 8-2 14 0 24 19 40 38 40 15 0 26-8 33-24 8-16 13-41 13-42 0-4-4-4-5-4-5 0-5 2-6 8-8 27-15 52-33 52-12 0-12-13-12-19 0-11 0-12 2-20z"><text:p/></draw:path><draw:path draw:style-name="gr66" draw:text-style-name="P26" svg:width="0.18cm" svg:height="0.191cm" svg:x="9.575cm" svg:y="0.737cm" svg:viewBox="0 0 181 192" svg:d="M181 72c0-44-29-72-67-72-58 0-114 60-114 120 0 42 29 72 68 72 57 0 113-59 113-120zM68 183c-18 0-37-14-37-46 0-21 11-67 25-89 21-32 46-38 57-38 25 0 38 20 38 45 0 17-8 61-25 89-14 24-38 39-58 39z"><text:p/></draw:path><draw:path draw:style-name="gr67" draw:text-style-name="P26" svg:width="0.193cm" svg:height="0.273cm" svg:x="9.768cm" svg:y="0.737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68" draw:text-style-name="P26" svg:width="0.108cm" svg:height="0.196cm" svg:x="9.994cm" svg:y="0.792cm" svg:viewBox="0 0 109 197" svg:d="M67 8c0-8 0-8-8-8-19 19-47 19-59 19v11c7 0 26 0 43-8v151c0 10 0 13-30 13h-11v11c5 0 42-1 53-1 10 0 47 1 54 1v-11h-12c-30 0-30-3-30-13z"><text:p/></draw:path><draw:path draw:style-name="gr69" draw:text-style-name="P26" svg:width="0.137cm" svg:height="0.202cm" svg:x="10.145cm" svg:y="0.792cm" svg:viewBox="0 0 138 203" svg:d="M138 102c0-32-4-55-18-77-8-13-28-25-50-25-70 0-70 82-70 102 0 22 0 101 70 101 68 0 68-79 68-101zM70 195c-15 0-33-8-39-33-3-17-3-42-3-64 0-21 0-44 3-60 6-24 25-30 39-30 15 0 31 10 36 27 4 17 6 38 6 63 0 22 0 45-5 63-6 28-27 34-37 34z"><text:p/></draw:path><draw:path draw:style-name="gr70" draw:text-style-name="P26" svg:width="0.168cm" svg:height="0.281cm" svg:x="10.341cm" svg:y="0.643cm" svg:viewBox="0 0 169 282" svg:d="M32 250l46-43c66-59 91-82 91-125 0-48-38-82-90-82-48 0-79 38-79 77 0 24 22 24 23 24 7 0 21-6 21-23 0-11-7-22-22-22-3 0-4 0-5 0 9-27 32-43 57-43 39 0 57 35 57 69s-22 68-45 93l-81 92c-5 4-5 6-5 15h157l12-73h-11c-1 12-4 31-8 37-4 4-31 4-41 4z"><text:p/></draw:path><draw:path draw:style-name="gr71" draw:text-style-name="P26" svg:width="0.375cm" svg:height="0.232cm" svg:x="11.171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72" draw:text-style-name="P26" svg:width="0.375cm" svg:height="0.232cm" svg:x="2.075cm" svg:y="1.585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73" draw:text-style-name="P26" svg:width="0.228cm" svg:height="0.191cm" svg:x="2.652cm" svg:y="1.334cm" svg:viewBox="0 0 229 192" svg:d="M25 162c-1 7-3 17-3 19 0 8 4 11 12 11 4 0 12-3 15-12 0 0 5-20 7-31l10-39c2-8 5-18 7-27 3-7 5-21 6-22 6-13 29-51 69-51 19 0 22 15 22 30 0 25-20 80-27 98-4 10-4 14-4 19 0 21 15 35 34 35 39 0 56-61 56-65 0-5-5-5-6-5-3 0-3 2-6 9-8 29-23 52-43 52-7 0-10-4-10-14s4-21 8-30c8-23 25-69 25-93 0-29-18-46-48-46-39 0-59 28-66 37-3-24-19-37-39-37-19 0-27 17-31 24-7 14-13 40-13 41 0 5 4 5 5 5 5 0 5 0 7-10 7-30 16-50 31-50 9 0 13 4 13 19 0 8-1 13-7 36z"><text:p/></draw:path><draw:path draw:style-name="gr74" draw:text-style-name="P26" svg:width="0.045cm" svg:height="0.045cm" svg:x="2.928cm" svg:y="1.475cm" svg:viewBox="0 0 46 46" svg:d="M46 23c0-12-10-23-23-23-12 0-23 11-23 23 0 13 11 23 23 23 13 0 23-10 23-23z"><text:p/></draw:path><draw:path draw:style-name="gr75" draw:text-style-name="P26" svg:width="0.099cm" svg:height="0.422cm" svg:x="3.05cm" svg:y="1.205cm" svg:viewBox="0 0 100 423" svg:d="M100 419c0-1 0-2-9-10-53-52-66-133-66-198 0-73 16-146 69-199 6-6 6-6 6-7 0-4-3-5-5-5-5 0-43 29-69 83-21 45-26 94-26 128s5 84 28 132c26 53 62 80 67 80 2 0 5-2 5-4z"><text:p/></draw:path><draw:path draw:style-name="gr76" draw:text-style-name="P26" svg:width="0.229cm" svg:height="0.191cm" svg:x="3.185cm" svg:y="1.334cm" svg:viewBox="0 0 230 192" svg:d="M25 162c-1 7-3 17-3 19 0 8 6 11 12 11 4 0 13-3 15-12 0 0 6-20 9-31l8-39c4-8 6-18 7-27 3-7 6-21 6-22 6-13 29-51 70-51 19 0 23 15 23 30 0 25-22 80-28 98-4 10-5 14-5 19 0 21 16 35 35 35 40 0 56-61 56-65 0-5-4-5-6-5-3 0-3 2-6 9-8 29-22 52-43 52-7 0-11-4-11-14s5-21 9-30c8-23 25-69 25-93 0-29-18-46-48-46-38 0-59 28-66 37-2-24-20-37-40-37-19 0-27 17-31 24-7 14-13 40-13 41 0 5 5 5 5 5 5 0 5 0 7-10 7-30 16-50 31-50 9 0 13 4 13 19 0 8-1 13-7 36z"><text:p/></draw:path><draw:path draw:style-name="gr77" draw:text-style-name="P26" svg:width="0.258cm" svg:height="0.017cm" svg:x="3.553cm" svg:y="1.407cm" svg:viewBox="0 0 259 18" svg:d="M244 18c7 0 15 0 15-8 0-10-8-10-15-10h-230c-7 0-14 0-14 10 0 8 7 8 14 8z"><text:p/></draw:path><draw:path draw:style-name="gr78" draw:text-style-name="P26" svg:width="0.139cm" svg:height="0.281cm" svg:x="3.977cm" svg:y="1.24cm" svg:viewBox="0 0 140 282" svg:d="M88 11c0-10 0-11-10-11-26 28-65 28-78 28v13c8 0 34 0 55-12v220c0 15-1 20-39 20h-14v13c16-1 52-1 70-1 17 0 54 0 68 1v-13h-13c-38 0-39-5-39-20z"><text:p/></draw:path><draw:path draw:style-name="gr79" draw:text-style-name="P26" svg:width="0.099cm" svg:height="0.422cm" svg:x="4.173cm" svg:y="1.205cm" svg:viewBox="0 0 100 423" svg:d="M100 211c0-32-5-84-29-132-25-51-63-79-66-79-4 0-5 1-5 5 0 1 0 1 8 9 42 42 66 110 66 197 0 74-15 148-68 201-6 5-6 6-6 7 0 2 1 4 5 4 3 0 42-29 67-82 22-47 28-94 28-130z"><text:p/></draw:path><draw:polygon draw:style-name="gr80" draw:text-style-name="P26" svg:width="1.678cm" svg:height="0.017cm" svg:x="2.64cm" svg:y="1.692cm" svg:viewBox="0 0 1679 18" draw:points="840,18 0,18 0,0 1679,0 1679,18"><text:p/></draw:polygon><draw:path draw:style-name="gr81" draw:text-style-name="P26" svg:width="0.168cm" svg:height="0.281cm" svg:x="3.395cm" svg:y="1.815cm" svg:viewBox="0 0 169 282" svg:d="M32 250l46-43c66-59 91-82 91-125 0-48-38-82-90-82-48 0-79 38-79 77 0 24 22 24 23 24 7 0 21-6 21-23 0-11-7-22-22-22-3 0-4 0-5 0 9-27 32-43 57-43 39 0 57 35 57 69s-22 68-45 93l-81 92c-5 4-5 6-5 15h157l12-73h-11c-1 12-4 31-8 37-4 4-31 4-41 4z"><text:p/></draw:path><draw:path draw:style-name="gr82" draw:text-style-name="P26" svg:width="0.258cm" svg:height="0.245cm" svg:x="4.521cm" svg:y="1.578cm" svg:viewBox="0 0 259 246" svg:d="M251 132c5-2 8-4 8-10 0-4-3-7-8-8l-235-112c-5-2-6-2-8-2-4 0-8 4-8 8s2 6 8 10l222 104-222 106c-6 3-8 6-8 10 0 5 4 8 8 8 2 0 3 0 8-3z"><text:p/></draw:path><draw:path draw:style-name="gr83" draw:text-style-name="P26" svg:width="0.175cm" svg:height="0.291cm" svg:x="5.341cm" svg:y="1.24cm" svg:viewBox="0 0 176 292" svg:d="M52 89c-20-13-22-28-22-35 0-25 28-43 58-43 31 0 58 21 58 53 0 24-16 44-42 58zM113 128c31-15 51-37 51-64 0-40-37-64-75-64-43 0-77 31-77 71 0 7 0 26 18 47 5 4 20 15 31 22-25 12-61 37-61 79 0 44 43 73 88 73 48 0 88-36 88-81 0-15-4-34-20-52-8-9-16-14-43-31zM71 146l53 34c12 7 31 21 31 46 0 32-31 54-66 54-37 0-67-27-67-61 0-26 13-52 49-73z"><text:p/></draw:path><draw:path draw:style-name="gr84" draw:text-style-name="P26" svg:width="0.178cm" svg:height="0.291cm" svg:x="5.55cm" svg:y="1.24cm" svg:viewBox="0 0 179 292" svg:d="M179 146c0-33-3-67-17-99-19-40-54-47-72-47-26 0-56 11-74 50-14 29-16 63-16 96s1 70 19 103c18 34 49 43 70 43 23 0 55-10 74-49 13-29 16-63 16-97zM89 282c-16 0-41-11-49-51-5-26-5-64-5-89 0-28 0-56 3-78 9-51 40-54 51-54 14 0 42 7 50 49 5 24 5 56 5 83 0 31 0 60-5 87-7 40-31 53-50 53z"><text:p/></draw:path><draw:polygon draw:style-name="gr85" draw:text-style-name="P26" svg:width="1.108cm" svg:height="0.017cm" svg:x="4.98cm" svg:y="1.692cm" svg:viewBox="0 0 1109 18" draw:points="554,18 0,18 0,0 1109,0 1109,18"><text:p/></draw:polygon><draw:path draw:style-name="gr86" draw:text-style-name="P26" svg:width="0.09cm" svg:height="0.298cm" svg:x="4.999cm" svg:y="1.803cm" svg:viewBox="0 0 91 299" svg:d="M91 5c0 0 0-5-5-5-10 0-42 4-52 5-4 0-9 0-9 8 0 5 5 5 11 5 20 0 22 4 22 7l-2 9-54 211c-1 5-2 8-2 14 0 24 19 40 38 40 15 0 26-8 33-24 8-16 13-41 13-42 0-4-4-4-5-4-5 0-5 2-6 8-8 27-15 52-33 52-12 0-12-13-12-19 0-11 0-12 2-20z"><text:p/></draw:path><draw:path draw:style-name="gr87" draw:text-style-name="P26" svg:width="0.18cm" svg:height="0.191cm" svg:x="5.131cm" svg:y="1.91cm" svg:viewBox="0 0 181 192" svg:d="M181 72c0-44-29-72-67-72-58 0-114 60-114 120 0 42 29 72 68 72 57 0 113-59 113-120zM68 183c-18 0-37-14-37-46 0-21 11-67 25-89 21-32 46-38 57-38 25 0 38 20 38 45 0 17-8 61-25 89-14 24-38 39-58 39z"><text:p/></draw:path><draw:path draw:style-name="gr88" draw:text-style-name="P26" svg:width="0.193cm" svg:height="0.273cm" svg:x="5.323cm" svg:y="1.91cm" svg:viewBox="0 0 194 274" svg:d="M193 28c1-3 1-5 1-8 0-7-4-12-12-12-3 0-15 4-16 18-9-15-23-26-40-26-49 0-101 59-101 120 0 42 25 67 57 67 24 0 44-20 49-24-9 38-15 56-15 56-1 4-15 46-61 46-7 0-21-1-33-4 13-4 18-15 18-22s-5-16-17-16c-10 0-23 9-23 26 0 16 16 25 56 25 53 0 84-33 90-58zM138 133c-2 11-12 22-22 30-8 8-21 15-33 15-22 0-28-22-28-39 0-20 12-71 23-92 12-21 30-37 48-37 28 0 34 33 34 36 0 2 0 4-2 6z"><text:p/></draw:path><draw:path draw:style-name="gr89" draw:text-style-name="P26" svg:width="0.108cm" svg:height="0.196cm" svg:x="5.55cm" svg:y="1.963cm" svg:viewBox="0 0 109 197" svg:d="M67 8c0-8 0-8-8-8-19 19-47 19-59 19v11c7 0 26 0 43-8v151c0 10 0 13-30 13h-11v11c5 0 42-1 53-1 10 0 47 1 54 1v-11h-12c-30 0-30-3-30-13z"><text:p/></draw:path><draw:path draw:style-name="gr90" draw:text-style-name="P26" svg:width="0.137cm" svg:height="0.202cm" svg:x="5.701cm" svg:y="1.963cm" svg:viewBox="0 0 138 203" svg:d="M138 102c0-32-4-55-18-77-8-13-28-25-50-25-70 0-70 82-70 102 0 22 0 101 70 101 68 0 68-79 68-101zM70 195c-15 0-33-8-39-33-3-17-3-42-3-64 0-21 0-44 3-60 7-24 25-30 39-30 15 0 31 10 36 27 4 17 6 38 6 63 0 22 0 45-5 63-6 28-25 34-37 34z"><text:p/></draw:path><draw:path draw:style-name="gr91" draw:text-style-name="P26" svg:width="0.168cm" svg:height="0.281cm" svg:x="5.897cm" svg:y="1.815cm" svg:viewBox="0 0 169 282" svg:d="M32 250l46-43c66-59 91-82 91-125 0-48-38-82-90-82-48 0-79 38-79 77 0 24 22 24 23 24 7 0 21-6 21-23 0-11-7-22-22-22-3 0-4 0-5 0 9-27 32-43 57-43 39 0 57 35 57 69s-22 68-45 93l-81 92c-5 4-5 6-5 15h157l12-73h-11c-1 12-4 31-8 37-4 4-31 4-41 4z"><text:p/></draw:path><draw:path draw:style-name="gr92" draw:text-style-name="P26" svg:width="0.375cm" svg:height="0.232cm" svg:x="6.28cm" svg:y="1.585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93" draw:text-style-name="P26" svg:width="0.355cm" svg:height="0.288cm" svg:x="6.81cm" svg:y="1.518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9-28-18 0-3 2-6 3-11l55-223c2 2 2 4 4 7l105 250c4 7 5 8 9 8s4-1 6-8z"><text:p/></draw:path><draw:path draw:style-name="gr94" draw:text-style-name="P26" svg:width="0.258cm" svg:height="0.245cm" svg:x="7.329cm" svg:y="1.578cm" svg:viewBox="0 0 259 246" svg:d="M251 132c5-2 8-4 8-10 0-4-3-7-8-8l-235-112c-5-2-6-2-8-2-4 0-8 4-8 8s2 6 8 10l222 104-222 106c-6 3-8 6-8 10 0 5 4 8 8 8 2 0 3 0 8-3z"><text:p/></draw:path><draw:path draw:style-name="gr95" draw:text-style-name="P26" svg:width="0.168cm" svg:height="0.281cm" svg:x="7.759cm" svg:y="1.525cm" svg:viewBox="0 0 169 282" svg:d="M32 250l46-43c66-59 91-82 91-125 0-48-38-82-90-82-48 0-79 38-79 77 0 24 22 24 23 24 7 0 21-6 21-23 0-11-7-22-22-22-3 0-4 0-5 0 9-27 32-43 57-43 39 0 57 35 57 69s-22 68-45 93l-81 92c-5 4-5 6-5 15h157l12-73h-11c-1 12-4 31-8 37-4 4-31 4-41 4z"><text:p/></draw:path><draw:path draw:style-name="gr96" draw:text-style-name="P26" svg:width="0.175cm" svg:height="0.291cm" svg:x="7.966cm" svg:y="1.525cm"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ath draw:style-name="gr97" draw:text-style-name="P26" svg:width="0.045cm" svg:height="0.045cm" svg:x="8.195cm" svg:y="1.761cm" svg:viewBox="0 0 46 46" svg:d="M46 23c0-12-10-23-23-23-12 0-23 11-23 23 0 13 11 23 23 23 13 0 23-10 23-23z"><text:p/></draw:path><draw:path draw:style-name="gr98" draw:text-style-name="P26" svg:width="0.168cm" svg:height="0.291cm" svg:x="8.296cm" svg:y="1.525cm" svg:viewBox="0 0 169 292" svg:d="M169 197c0-51-35-93-80-93-21 0-39 6-54 22v-83c8 3 23 6 36 6 53 0 81-39 81-44 0-3-1-5-3-5 0 0-1 0-4 1-8 4-29 12-57 12-17 0-38-2-57-12-3-1-5-1-5-1-4 0-4 4-4 11v125c0 8 0 10 6 10 2 0 3-1 6-3 3-6 20-29 54-29 22 0 33 19 36 26 7 16 8 33 8 55 0 14 0 39-11 57-9 17-25 28-45 28-30 0-56-23-63-48 1 1 3 1 7 1 15 0 22-11 22-20 0-11-7-21-22-21-6 0-20 3-20 22 0 37 29 78 77 78 49 0 92-41 92-95z"><text:p/></draw:path><draw:path draw:style-name="gr99" draw:text-style-name="P26" svg:width="0.175cm" svg:height="0.291cm" svg:x="8.502cm" svg:y="1.525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100" draw:text-style-name="P26" svg:width="0.175cm" svg:height="0.291cm" svg:x="8.713cm" svg:y="1.525cm" svg:viewBox="0 0 176 292" svg:d="M52 89c-20-13-22-28-22-35 0-25 28-43 58-43 31 0 58 21 58 53 0 24-16 44-42 58zM113 128c31-15 51-37 51-64 0-40-37-64-75-64-43 0-77 31-77 71 0 7 0 26 18 47 5 4 20 15 31 22-25 12-61 37-61 79 0 44 43 73 88 73 48 0 88-35 88-81 0-15-4-34-20-52-8-9-16-14-43-31zM71 146l53 34c12 7 31 21 31 46 0 32-31 54-66 54-37 0-67-27-67-61 0-26 13-52 49-73z"><text:p/></draw:path><draw:path draw:style-name="gr101" draw:text-style-name="P26" svg:width="0.175cm" svg:height="0.291cm" svg:x="8.923cm" svg:y="1.525cm" svg:viewBox="0 0 176 292" svg:d="M52 89c-20-13-22-28-22-35 0-25 28-43 58-43 31 0 58 21 58 53 0 24-16 44-42 58zM113 128c31-15 51-37 51-64 0-40-37-64-75-64-43 0-77 31-77 71 0 7 0 26 18 47 5 4 20 15 31 22-25 12-61 37-61 79 0 44 43 73 88 73 48 0 88-35 88-81 0-15-4-34-20-52-8-9-16-14-43-31zM71 146l53 34c12 7 31 21 31 46 0 32-31 54-66 54-37 0-67-27-67-61 0-26 13-52 49-73z"><text:p/></draw:path><draw:path draw:style-name="gr102" draw:text-style-name="P26" svg:width="0.099cm" svg:height="0.422cm" svg:x="12.572cm" svg:y="1.489cm" svg:viewBox="0 0 100 423" svg:d="M100 419c0-1 0-2-9-10-53-52-66-133-66-198 0-73 16-146 69-199 6-6 6-6 6-7 0-4-3-5-5-5-5 0-43 29-69 83-21 47-26 94-26 128s5 84 28 132c26 53 62 80 67 80 2 0 5-2 5-4z"><text:p/></draw:path><draw:path draw:style-name="gr103" draw:text-style-name="P26" svg:width="0.139cm" svg:height="0.281cm" svg:x="12.731cm" svg:y="1.525cm" svg:viewBox="0 0 140 282" svg:d="M88 11c0-10 0-11-10-11-26 28-65 28-78 28v13c8 0 34 0 55-12v220c0 15-1 20-39 20h-14v13c16-1 52-1 70-1 17 0 54 0 68 1v-13h-13c-38 0-39-5-39-20z"><text:p/></draw:path><draw:path draw:style-name="gr104" draw:text-style-name="P26" svg:width="0.099cm" svg:height="0.422cm" svg:x="12.928cm" svg:y="1.489cm" svg:viewBox="0 0 100 423" svg:d="M100 211c0-32-5-84-29-132-25-51-63-79-66-79-4 0-5 1-5 5 0 1 0 1 8 9 42 42 66 110 66 197 0 74-15 148-68 201-6 5-6 6-6 7 0 2 1 4 5 4 3 0 42-28 67-82 22-47 28-94 28-130z"><text:p/></draw:path></draw:g></text:span></text:p>
      <text:p text:style-name="P6"><text:span text:style-name="T7">Ou seja, com apenas 24 vértices há mais redes possíveis do que o número estimado de átomos no universo. Devemos também notar que o número de redes possíveis cresce muito rápido com o número de vértices. Esta é uma boa razão para caracterizarmos estes sistemas através de redes paradigmáticas e métricas genéricas para vértices e redes (e arestas, mas é menos comum).</text:span></text:p>
      <text:h text:style-name="P24" text:outline-level="3">1.1.2 Métricas básicas</text:h>
      <text:p text:style-name="P8">As métricas seguintes são bastante básicas e padrão. Além disso, usaremos algumas delas na seção seguinte para caracterizar tipos básicos de redes.</text:p>
      <text:list xml:id="list2830462361816258621" text:style-name="L1">
        <text:list-item>
          <text:p text:style-name="P9">Grau: número de arestas ligadas ao vértice.</text:p>
        </text:list-item>
        <text:list-item>
          <text:p text:style-name="P9">Grau de entrada: número de arestas terminando no vérice.</text:p>
        </text:list-item>
        <text:list-item>
          <text:p text:style-name="P9">Grau de saída: número de arestas que partem do vértice.</text:p>
        </text:list-item>
        <text:list-item>
          <text:p text:style-name="P9">Força: soma dos pesos das arestas ligadas ao vértice.</text:p>
        </text:list-item>
        <text:list-item>
          <text:p text:style-name="P9">Força de entrada: soma dos pesos de todas as arestas terminando no vértice.</text:p>
        </text:list-item>
        <text:list-item>
          <text:p text:style-name="P9"><text:soft-page-break/>Força de saída: soma dos pesos de todas as arestas que partem do vértice.</text:p>
        </text:list-item>
        <text:list-item>
          <text:p text:style-name="P9">Centralidade de betweenness: fração de caminhos mais curtos (geodésicas) que passam pelo vértice.</text:p>
        </text:list-item>
        <text:list-item>
          <text:p text:style-name="P9">Coeficiênte de clusterização: fração de pares de vizinhos que são ligados.</text:p>
        </text:list-item>
      </text:list>
      <text:p text:style-name="P8">Na discussão seguinte também utilizamos o conceito de distância entre pares de vértices, que é o número de arestas entre eles.</text:p>
      <text:h text:style-name="P24" text:outline-level="3">1.1.3 Tipos básicos de redes</text:h>
      <text:p text:style-name="P8">Redes complexas são frequentemente caracterizadas em termos de modelos paradigmáticos. Existem diversos modelos mas podemos vislumbrar a teoria através dos seguintes:</text:p>
      <text:list xml:id="list1511834349876341783" text:style-name="L2">
        <text:list-item>
          <text:p text:style-name="P10">Modelo de Erdös-Rényi: cada par de vértices é conectado com uma probabilidade fixa <text:span text:style-name="T3">p</text:span><text:span text:style-name="T7">. Este modelo apresenta um grau característico (</text:span><text:span text:style-name="T3">n.p</text:span><text:span text:style-name="T7"> onde </text:span><text:span text:style-name="T3">n</text:span><text:span text:style-name="T7"> é o número de vértices), baixa clusterização e baixa média da distância entre vértices.</text:span></text:p>
        </text:list-item>
        <text:list-item>
          <text:p text:style-name="P11"><text:span text:style-name="T7">Rede espacial, também chamada rede geográfica ou grafo geométrico: vértices são localizados em espaço métrico e a probabilidade de que dois vértices estejam conectados é maior na medida em que a distância entre os vértices é menor. Estas redes apresentem grau característico, alta clusterização e grande média da distância entre vértices.</text:span></text:p>
        </text:list-item>
        <text:list-item>
          <text:p text:style-name="P10"><text:span text:style-name="T7">Rede de pequeno mundo: definida como rede em que a distância tópica entre vértices cresce com o logarítmo do número de vértices enquanto a clusterização média não é baixa (maior que e.g. no modelo de Erdös-Rényi). Um métodos para se construir uma rede de pequeno mundo é começar por um reticulado regular em que cada vértice é conectado a </text:span><text:span text:style-name="T3">k</text:span><text:span text:style-name="T7"> vizinhos mais próximos. Cada aresta é então religada com uma probabilidade </text:span><text:span text:style-name="T3">p</text:span><text:span text:style-name="T7">. Com valores intermediários de </text:span><text:span text:style-name="T3">p</text:span><text:span text:style-name="T7"> tais como 0.01 &lt; </text:span><text:span text:style-name="T3">p</text:span><text:span text:style-name="T7"> &lt; 0.1, obtemos uma rede tanto com baixa média da distância entre vértices (tal como na rede de Erdös-Rényi) como com alta clusterização (como na rede espacial). Este modelo apresenta grau característico.</text:span></text:p>
        </text:list-item>
        <text:list-item>
          <text:p text:style-name="P12"><text:span text:style-name="T7">Rede livre de escala: uma rede em que a distribuição do grau segue uma lei de potência (</text:span><text:span text:style-name="T7"><draw:g text:anchor-type="as-char" svg:y="-0.337cm" draw:z-index="3" draw:style-name="gr1"><svg:title>TexMaths</svg:title><svg:desc>12§display§$p(k)=C.k^{-\alpha}$ §svg§600§FALSE§</svg:desc><draw:polygon draw:style-name="gr105" draw:text-style-name="P25" svg:width="2.232cm" svg:height="0.441cm" svg:x="0cm" svg:y="0cm" svg:viewBox="0 0 2233 442" draw:points="1116,442 0,442 0,0 2233,0 2233,442"><text:p/></draw:polygon><draw:path draw:style-name="gr106" draw:text-style-name="P26" svg:width="0.208cm" svg:height="0.269cm" svg:x="0.012cm" svg:y="0.149cm" svg:viewBox="0 0 209 270" svg:d="M61 28v-28l-61 5v13c30 0 34 2 34 20v200c0 19-5 19-34 19v13c14-1 36-2 48-2 11 0 32 1 48 2v-13c-29 0-34 0-34-19v-72-4c3 7 21 30 52 30 52 0 95-42 95-96s-41-96-89-96c-32 0-50 19-59 28zM62 139v-95c12-21 34-33 56-33 30 0 56 37 56 85 0 52-30 87-61 87-17 0-34-9-45-26-6-9-6-9-6-18z"><text:p/></draw:path><draw:path draw:style-name="gr107" draw:text-style-name="P26" svg:width="0.099cm" svg:height="0.422cm" svg:x="0.275cm" svg:y="0.019cm" svg:viewBox="0 0 100 423" svg:d="M100 419c0-1 0-2-9-9-53-53-66-134-66-199 0-73 16-146 69-199 6-6 6-6 6-7 0-4-3-5-5-5-5 0-43 29-69 83-21 47-26 94-26 128s5 84 28 132c26 53 62 80 67 80 2 0 5-1 5-4z"><text:p/></draw:path><draw:path draw:style-name="gr108" draw:text-style-name="P26" svg:width="0.204cm" svg:height="0.293cm" svg:x="0.409cm" svg:y="0.042cm" svg:viewBox="0 0 205 294" svg:d="M34 262c0 19-5 19-34 19v13c14 0 34-1 47-1 12 0 29 0 45 1v-13c-27 0-32 0-32-19v-43l26-24c34 45 52 69 52 76 0 9-7 10-16 10v13c12 0 38-1 46-1 12 0 25 0 37 1v-13c-15 0-25 0-42-23l-53-75c-1-2-3-4-3-5s31-27 35-30c26-22 44-23 54-23v-13c-14 1-18 1-30 1-16 0-42-1-48-1v13c8 0 13 5 13 11 0 8-6 13-10 15l-60 52v-203l-61 5v13c30 0 34 2 34 24z"><text:p/></draw:path><draw:path draw:style-name="gr109" draw:text-style-name="P26" svg:width="0.099cm" svg:height="0.422cm" svg:x="0.643cm" svg:y="0.019cm" svg:viewBox="0 0 100 423" svg:d="M100 211c0-32-5-84-29-132-25-51-63-79-66-79-4 0-5 1-5 5 0 1 0 1 8 9 42 42 66 110 66 197 0 74-15 148-68 201-6 5-6 6-6 7 0 3 1 4 5 4 3 0 42-29 67-82 22-47 28-94 28-130z"><text:p/></draw:path><draw:path draw:style-name="gr110" draw:text-style-name="P26" svg:width="0.281cm" svg:height="0.099cm" svg:x="0.805cm" svg:y="0.18cm" svg:viewBox="0 0 282 100" svg:d="M268 17c6 0 14 0 14-9 0-8-8-8-14-8h-254c-6 0-14 0-14 8 0 9 8 9 14 9zM268 100c6 0 14 0 14-9 0-8-8-8-14-8h-254c-6 0-14 0-14 8 0 9 8 9 14 9z"><text:p/></draw:path><draw:path draw:style-name="gr111" draw:text-style-name="P26" svg:width="0.257cm" svg:height="0.308cm" svg:x="1.133cm" svg:y="0.037cm" svg:viewBox="0 0 258 309" svg:d="M0 154c0 87 68 155 148 155 68 0 110-60 110-108 0-5 0-8-6-8-4 0-4 3-5 6-3 62-48 96-95 96-25 0-109-14-109-141 0-126 83-141 109-141 46 0 84 39 93 101 0 5 0 7 6 7 7 0 7-2 7-11v-100c0-8 0-10-5-10-1 0-3 0-6 5l-21 31c-16-14-38-36-78-36-80 0-148 67-148 154z"><text:p/></draw:path><draw:path draw:style-name="gr112" draw:text-style-name="P26" svg:width="0.045cm" svg:height="0.045cm" svg:x="1.448cm" svg:y="0.291cm" svg:viewBox="0 0 46 46" svg:d="M46 23c0-12-10-23-23-23-12 0-23 11-23 23 0 13 11 23 23 23 13 0 23-10 23-23z"><text:p/></draw:path><draw:path draw:style-name="gr113" draw:text-style-name="P26" svg:width="0.204cm" svg:height="0.293cm" svg:x="1.541cm" svg:y="0.042cm" svg:viewBox="0 0 205 294" svg:d="M34 262c0 19-5 19-34 19v13c14 0 34-1 47-1 12 0 29 0 45 1v-13c-27 0-32 0-32-19v-43l26-24c34 45 52 69 52 76 0 9-7 10-16 10v13c12 0 38-1 46-1 12 0 24 0 37 1v-13c-15 0-25 0-42-23l-53-75c-1-2-3-4-3-5s31-27 35-30c26-22 44-23 54-23v-13c-14 1-18 1-30 1-16 0-42-1-48-1v13c8 0 13 5 13 11 0 8-6 13-10 15l-60 52v-203l-61 5v13c30 0 34 2 34 24z"><text:p/></draw:path><draw:path draw:style-name="gr114" draw:text-style-name="P26" svg:width="0.199cm" svg:height="0.015cm" svg:x="1.783cm" svg:y="0.101cm" svg:viewBox="0 0 200 16" svg:d="M188 16c5 0 12 0 12-8s-6-8-12-8h-176c-5 0-12 0-12 7 0 9 7 9 12 9z"><text:p/></draw:path><draw:path draw:style-name="gr115" draw:text-style-name="P26" svg:width="0.181cm" svg:height="0.134cm" svg:x="2.032cm" svg:y="0.052cm" svg:viewBox="0 0 182 135" svg:d="M144 89c28-28 38-67 38-71s-3-4-4-4c-5 0-5 2-6 8-6 20-16 38-28 54-1-5-1-24-2-28-4-29-27-48-57-48-43 0-85 41-85 83 0 27 20 52 54 52 28 0 53-13 70-26 6 22 21 26 30 26 18 0 28-15 28-21 0-4-3-4-6-4s-3 2-4 3c-4 12-14 13-17 13-4 0-10 0-11-37zM121 100c-29 24-55 26-66 26-19 0-30-13-30-34 0-8 4-40 19-61 14-18 30-23 41-23 24 0 31 23 34 41 1 13 1 35 2 51z"><text:p/></draw:path></draw:g></text:span><text:span text:style-name="T7"> </text:span><text:span text:style-name="T8">onde </text:span><text:span text:style-name="T4">C</text:span><text:span text:style-name="T8"> e </text:span><text:span text:style-name="T7"><draw:g text:anchor-type="as-char" svg:y="-0.192cm" draw:z-index="4" draw:style-name="gr1"><svg:title>TexMaths</svg:title><svg:desc>12§display§\alpha§svg§600§FALSE§</svg:desc><draw:polygon draw:style-name="gr116" draw:text-style-name="P25" svg:width="0.271cm" svg:height="0.181cm" svg:x="0cm" svg:y="0.006cm" svg:viewBox="0 0 272 182" draw:points="136,182 0,182 0,0 272,0 272,182"><text:p/></draw:polygon><draw:path draw:style-name="gr117" draw:text-style-name="P26" svg:width="0.237cm" svg:height="0.191cm" svg:x="0.017cm" svg:y="0cm"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7"> </text:span><text:span text:style-name="T8">são constantes, </text:span><text:span text:style-name="T4">k</text:span><text:span text:style-name="T8"> é o grau e </text:span><text:span text:style-name="T4">p(k) </text:span><text:span text:style-name="T8">é a probabilidade de você encontrar um vértice com grau </text:span><text:span text:style-name="T4">k</text:span><text:span text:style-name="T8"> se o vértice foi escolher o vértice aleatoriamente).</text:span></text:p>
        </text:list-item>
        <text:list-item>
          <text:p text:style-name="P14"><text:span text:style-name="T7">Outras redes: dentre modelos importantes estão as redes exponenciais, redes com estruturas de comunidades e modelos híbridos.</text:span></text:p>
        </text:list-item>
      </text:list>
      <text:p text:style-name="P15"><text:span text:style-name="T7">Redes reais muito comumente apresentam propriedades de pequeno mundo e livre de escala. Este é o caso da maioria das redes e.g. sociais, genéticas e de comida. Entretanto, deve-se ter cautela quanto a esta afirmação dado que redes derivadas de sistemas reais dependem profundamente do que é considerado um vértice e uma aresta, i.e. em como o sistema é modelado como grafo. Outra observação importante é que as redes de Erdös-Rényi, i.e. os grafos do modelo de Erdös-Rényi, são frequentemente apontadas como redes com propriedades topológicas triviais. Este modelo é considerado uma paradigmática “rede complexa”, conceito este frequentemente definido como grafos com propriedades topológicas não triviais, o que é uma contradição. Assim, o termo redes complexas não é muito bem definido, como ocorre com a </text:span><text:span text:style-name="T3">teoria de complexidade</text:span><text:span text:style-name="T7"> em geral.</text:span></text:p>
      <text:h text:style-name="Heading_20_2" text:outline-level="2"><text:soft-page-break/>1.2 <text:span text:style-name="T10">Polissemia e sinonímia</text:span></text:h>
      <text:p text:style-name="P16">No contexto de redes complexas, as palavras <text:span text:style-name="T3">rede</text:span><text:span text:style-name="T7"> e </text:span><text:span text:style-name="T3">grafo</text:span><text:span text:style-name="T7"> são muitas vezes usadas indistintamente, embora a palavra grafo possa se referir à estrutura matemática de vértices e arestas e a palavra </text:span><text:span text:style-name="T3">rede</text:span><text:span text:style-name="T7"> possa se referir ao sistema real sendo representado como grafo ou ao grafo obtido através da representação de um sistem reai. Além disso, a palavra grafo pode se referir a um tipo abstrato de estrura de dados em ciência da computação. A nomenclatura de vértices e arestas varia bastante dentre as áreas de estudo (matemática, física, biologia, sociologia, etc). Um vértice pode ser chamado e.g. um nó, um ponto, um agente, um participante. Uma aresta pode ser chamada e.g. uma ligação, uma relação, um </text:span><text:span text:style-name="T9">vínculo, uma conexão. Importante para a discussão que segue é que a palavra </text:span><text:span text:style-name="T5">hubs</text:span><text:span text:style-name="T9"> designa, por definição, os agentes mais conectados da rede. Há contextos em que a palavra é usada com outros significados. Por exemplo, no contexto do algorítmo HITS (Hyperlink-Induced Topic Search) para atribuir centralidade aos vértices, mais tradicionalmente para páginas web, os hubs são os vértices com maior grau de saída (maior grau de entrada resutla em autoridades).</text:span></text:p>
      <text:p text:style-name="P13"><text:span text:style-name="T7"/></text:p>
      <text:h text:style-name="P20" text:outline-level="1">2. Redes complexas para redes sociais</text:h>
      <text:p text:style-name="P18">As redes sociais são muitas vezes abordadas como redes complexas. A forma como estas redes são obtidas são variadas e exemplificamos com os seguintes casos:</text:p>
      <text:list xml:id="list1619408122330267341" text:style-name="L3">
        <text:list-item>
          <text:p text:style-name="P19">Rede de amizades: cada vértice é uma pessoa e cada aresta é uma amizade. Há casos na literatura em que as amizades são consideradas direcionais, i.e. uma pessoa A é amiga de B mas B não é amiga de A. Atualmente, as redes de amizades são obtidas através de plataformas de redes sociais como o Facebook, e nestas as amizades são mútuas, engendrando redes não direcionais. As redes de amizade em geral não possuem peso.</text:p>
        </text:list-item>
        <text:list-item>
          <text:p text:style-name="P19">Redes de interação: cada vértice é um participante e as arestas indicam interações entre os participantes. Um exemplos relevante de redes de interação são os obtidos através de e-mails (em que uma resposta de B para A é considerada evidência de que B absorveu a mensagem de A, então é feita uma aresta de A para B significando que B obsorveu informação de A). Outro exemplo relevante é a rede obtida através de retweets (encaminhamentos de mensagens de Twitter). Neste caso, se B retwittou uma mensagem de A, é feita uma aresta de A para B.</text:p>
        </text:list-item>
      </text:list>
      <text:p text:style-name="P18">Há redes que não são obtidas <text:span text:style-name="T11">através de </text:span>plataformas virtuais. <text:span text:style-name="T11">Dois exemplos destes casos que são as redes do clube de Karatê e a rede de relacionamento de casamentos entre famílias nobres do renascimento de Florença. Fundamentalmente, as redes estão presentes em várias escalas de interação humana (e não humana) e não precisam ser constituídas de indivíduos, o que é demonstrado pela rede das famílias nobres de Florença. Outro tipo de redes sociais, que não são exploradas na literatura de redes complexas até o momento, é a derivada de estruturas conceiturais. Exemplificamos este tipo de rede com a Figura [].</text:span></text:p>
      <text:h text:style-name="P20" text:outline-level="1"><text:soft-page-break/>3. Estabilidade e diferenciação textual</text:h>
      <text:p text:style-name="P17"/>
      <text:h text:style-name="P20" text:outline-level="1">4. Aspectos críticos</text:h>
      <text:h text:style-name="P22" text:outline-level="2">4.1 Tipologia de hubs, intermediários e periféricos</text:h>
      <text:h text:style-name="P22" text:outline-level="2">4.2 Física antropológica</text:h>
      <text:h text:style-name="P20" text:outline-level="1">5. Aparato em software</text:h>
      <text:h text:style-name="P20" text:outline-level="1">5.1 Relatos do uso deste aparato</text:h>
      <text:h text:style-name="P20" text:outline-level="1">6. Conclusão e trabalhos futuros</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bc9b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05:29:37.682552920</meta:creation-date>
    <dc:date>2017-03-22T09:42:48.494769624</dc:date>
    <meta:editing-duration>PT56M8S</meta:editing-duration>
    <meta:editing-cycles>10</meta:editing-cycles>
    <meta:generator>LibreOffice/5.1.6.2$Linux_X86_64 LibreOffice_project/10m0$Build-2</meta:generator>
    <meta:document-statistic meta:table-count="0" meta:image-count="0" meta:object-count="0" meta:page-count="5" meta:paragraph-count="44" meta:word-count="1913" meta:character-count="11781" meta:non-whitespace-character-count="9924"/>
  </office:meta>
</office:document-meta>
</file>